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0157">
            <text:p>BETA-10157</text:p>
          </table:table-cell>
          <table:table-cell office:value-type="float" office:value="47.57">
            <text:p>47.57</text:p>
          </table:table-cell>
          <table:table-cell office:value-type="float" office:value="-52.7">
            <text:p>-52.7</text:p>
          </table:table-cell>
          <table:table-cell office:value-type="float" office:value="9900.0">
            <text:p>9900.0</text:p>
          </table:table-cell>
          <table:table-cell office:value-type="float" office:value="250.0">
            <text:p>2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-33.0">
            <text:p>-33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cPherson1996,VacchiEtal2018">
            <text:p>MacPherson1996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0156">
            <text:p>BETA-10156</text:p>
          </table:table-cell>
          <table:table-cell office:value-type="float" office:value="47.57">
            <text:p>47.57</text:p>
          </table:table-cell>
          <table:table-cell office:value-type="float" office:value="-52.7">
            <text:p>-52.7</text:p>
          </table:table-cell>
          <table:table-cell office:value-type="float" office:value="8800.0">
            <text:p>8800.0</text:p>
          </table:table-cell>
          <table:table-cell office:value-type="float" office:value="220.0">
            <text:p>22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cPherson1996,VacchiEtal2018">
            <text:p>MacPherson1996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BETA-36166">
            <text:p>BETA-36166</text:p>
          </table:table-cell>
          <table:table-cell office:value-type="float" office:value="47.86">
            <text:p>47.86</text:p>
          </table:table-cell>
          <table:table-cell office:value-type="float" office:value="-54.16">
            <text:p>-54.16</text:p>
          </table:table-cell>
          <table:table-cell office:value-type="float" office:value="7025.0">
            <text:p>7025.0</text:p>
          </table:table-cell>
          <table:table-cell office:value-type="float" office:value="90.0">
            <text:p>90.0</text:p>
          </table:table-cell>
          <table:table-cell office:value-type="string" office:value="tellina agilis">
            <text:p>tellina agili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-26.1">
            <text:p>-26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hawForbes1995,VacchiEtal2018">
            <text:p>ShawForbes1995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32317">
            <text:p>BETA-132317</text:p>
          </table:table-cell>
          <table:table-cell office:value-type="float" office:value="47.3">
            <text:p>47.3</text:p>
          </table:table-cell>
          <table:table-cell office:value-type="float" office:value="-53.88">
            <text:p>-53.88</text:p>
          </table:table-cell>
          <table:table-cell office:value-type="float" office:value="2260.0">
            <text:p>2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ttoEtal2000,VacchiEtal2018">
            <text:p>CattoEtal2000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GSC-5414">
            <text:p>GSC-5414</text:p>
          </table:table-cell>
          <table:table-cell office:value-type="float" office:value="46.9">
            <text:p>46.9</text:p>
          </table:table-cell>
          <table:table-cell office:value-type="float" office:value="-53.28">
            <text:p>-53.28</text:p>
          </table:table-cell>
          <table:table-cell office:value-type="float" office:value="750.0">
            <text:p>7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68A">
            <text:p>T14368A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86.0">
            <text:p>186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70">
            <text:p>T14370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622.0">
            <text:p>622.0</text:p>
          </table:table-cell>
          <table:table-cell office:value-type="float" office:value="104.0">
            <text:p>104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71">
            <text:p>T14371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814.0">
            <text:p>814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72">
            <text:p>T14372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881.0">
            <text:p>1881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73A">
            <text:p>T14373A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10.0">
            <text:p>110.0</text:p>
          </table:table-cell>
          <table:table-cell office:value-type="float" office:value="68.0">
            <text:p>68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67">
            <text:p>T14367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576.0">
            <text:p>1576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66">
            <text:p>T14366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2150.0">
            <text:p>2150.0</text:p>
          </table:table-cell>
          <table:table-cell office:value-type="float" office:value="114.0">
            <text:p>114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69">
            <text:p>T14369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440.0">
            <text:p>1440.0</text:p>
          </table:table-cell>
          <table:table-cell office:value-type="float" office:value="320.0">
            <text:p>3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